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InterceptorTests.determineTransactionManagerWithQualifierAnd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ansactionInterceptorTests.determineTransactionManagerWithQualifierSeveralTi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ransactionInterceptorTests.transactionInterceptorWithTransactionManagerName( String transactionManagerName ,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InterceptorTests.determineTransactionManagerWithQualifierUnkn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ializableTransactionManager.getTransaction( @ Nullable Transaction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InterceptorTests.createTransactionInterceptor( BeanFactory beanFactory , String transactionManagerName , PlatformTransactionManager transactionManag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ransactionInterceptorTests.determineTransactionManagerDefaultSeveralTi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ransactionInterceptorTests.advised( Object target , PlatformTransactionManager ptm , TransactionAttributeSource t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ansactionInterceptorTests.determineTransactionManagerWithNoTransaction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actionInterceptorTests.determineTransactionManagerWithBeanNameSeveralTi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ransactionInterceptorTests.transactionInterceptorWithTransactionManager( PlatformTransactionManager transactionManager ,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InterceptorTests.serializableWithAttribute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ransactionInterceptorTests.simpleTransactionInterceptor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InterceptorTests.determineTransactionManagerWithQualifierAndDefaul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ransactionInterceptorTests.determineTransactionManagerWithNoBeanFactoryAndNoTransaction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ializableTransactionManager.rollback( Transaction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InterceptorTests.associateTransactionManager( BeanFactory beanFactory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actionInterceptorTests.determineTransactionManagerWithEmptyQualifierAndDefaul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ansactionInterceptorTests.serializableWithComposit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TransactionInterceptorTests.advised( Object target , PlatformTransactionManager ptm , TransactionAttributeSource [ ] t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ializableTransactionManager.commit( Transaction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InterceptorTests.determineTransactionManagerWithNoBea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